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fill="none" draw:fill-color="#00008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05cm"/>
    </style:style>
    <style:style style:name="gr5" style:family="graphic" style:parent-style-name="standard">
      <style:graphic-properties svg:stroke-width="0.025cm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false" draw:auto-grow-width="false" fo:min-height="1.373cm" fo:min-width="2.7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9cm" fo:min-width="1.6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urisa" style:font-pitch="variable"/>
    </style:style>
    <style:style style:name="P3" style:family="paragraph">
      <style:text-properties fo:font-family="Purisa" style:font-pitch="variable" fo:font-size="13pt" style:font-size-asian="13pt" style:font-size-complex="13pt"/>
    </style:style>
    <style:style style:name="P4" style:family="paragraph">
      <style:paragraph-properties fo:text-align="center"/>
      <style:text-properties fo:font-family="Purisa" style:font-pitch="variable" fo:font-size="13pt" style:font-size-asian="13pt" style:font-size-complex="13pt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2" draw:id="id2" draw:layer="layout" svg:width="5.545cm" svg:height="1.27cm" svg:x="5.48cm" svg:y="9.32cm">
          <text:p text:style-name="P1"><text:span text:style-name="T1">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515cm" svg:height="1.07cm" svg:x="5.48cm" svg:y="10.725cm">
          <text:p text:style-name="P1"><text:span text:style-name="T1">D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4" draw:id="id4" draw:layer="layout" svg:width="6.985cm" svg:height="3.81cm" svg:x="4.81cm" svg:y="8.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31cm" svg:height="0.988cm" svg:x="13.672cm" svg:y="7.385cm">
          <draw:text-box>
            <text:p><text:span text:style-name="T2">A background</text:span></text:p>
          </draw:text-box>
        </draw:frame>
        <draw:frame draw:style-name="gr4" draw:text-style-name="P3" draw:layer="layout" svg:width="4.98cm" svg:height="1.725cm" svg:x="13.7cm" svg:y="9.425cm">
          <draw:text-box>
            <text:p><text:span text:style-name="T2">Text items with an LED font</text:span></text:p>
          </draw:text-box>
        </draw:frame>
        <draw:custom-shape draw:style-name="gr5" draw:text-style-name="P1" xml:id="id1" draw:id="id1" draw:layer="layout" svg:width="4.445cm" svg:height="1.835cm" svg:x="13.7cm" svg:y="9.4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4.445cm" svg:height="0.635cm" svg:x="13.7cm" svg:y="7.5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.7cm" svg:y1="10.413cm" svg:x2="11.025cm" svg:y2="9.955cm" draw:start-shape="id1" draw:start-glue-point="5" draw:end-shape="id2" svg:d="m13700 10413c-2007 0-670-458-2675-458">
          <text:p/>
        </draw:connector>
        <draw:connector draw:style-name="gr6" draw:text-style-name="P1" draw:layer="layout" draw:type="curve" svg:x1="13.7cm" svg:y1="7.908cm" svg:x2="8.302cm" svg:y2="8.62cm" draw:start-shape="id3" draw:start-glue-point="5" draw:end-shape="id4" draw:end-glue-point="0" svg:d="m13700 7908c-3599 0-5398 237-5398 712">
          <text:p/>
        </draw:connector>
        <draw:connector draw:style-name="gr6" draw:text-style-name="P1" draw:layer="layout" draw:type="curve" svg:x1="13.7cm" svg:y1="10.413cm" svg:x2="10.995cm" svg:y2="11.26cm" draw:start-shape="id1" draw:start-glue-point="5" draw:end-shape="id5" draw:end-glue-point="7" svg:d="m13700 10413c-2029 0-677 847-2705 847">
          <text:p/>
        </draw:connector>
        <draw:frame draw:style-name="gr3" draw:text-style-name="P3" draw:layer="layout" svg:width="4.193cm" svg:height="1.725cm" svg:x="13.673cm" svg:y="12.685cm">
          <draw:text-box>
            <text:p><text:span text:style-name="T2">Click that area</text:span><text:span text:style-name="T2"><text:line-break/></text:span><text:span text:style-name="T2">to exit</text:span></text:p>
          </draw:text-box>
        </draw:frame>
        <draw:custom-shape draw:style-name="gr5" draw:text-style-name="P1" xml:id="id6" draw:id="id6" draw:layer="layout" svg:width="4.445cm" svg:height="1.445cm" svg:x="13.701cm" svg:y="12.8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.701cm" svg:y1="13.613cm" svg:x2="8.302cm" svg:y2="12.43cm" draw:start-shape="id6" draw:start-glue-point="5" draw:end-shape="id4" draw:end-glue-point="2" svg:d="m13701 13613c-3600 0-5399-394-5399-1183">
          <text:p/>
        </draw:connector>
      </draw:page>
      <draw:page draw:name="page2" draw:style-name="dp1" draw:master-page-name="Default">
        <draw:custom-shape draw:style-name="gr1" draw:text-style-name="P2" xml:id="id8" draw:id="id8" draw:layer="layout" svg:width="5.545cm" svg:height="1.27cm" svg:x="5.48cm" svg:y="9.32cm">
          <text:p text:style-name="P1"><text:span text:style-name="T1">Cur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5.515cm" svg:height="6.15cm" svg:x="5.48cm" svg:y="10.725cm">
          <text:p text:style-name="P1"><text:span text:style-name="T1">Foreca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0" draw:id="id10" draw:layer="layout" svg:width="6.985cm" svg:height="8.89cm" svg:x="4.81cm" svg:y="8.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054cm" svg:height="1.725cm" svg:x="13.672cm" svg:y="7.885cm">
          <draw:text-box>
            <text:p><text:span text:style-name="T2">Click this area</text:span></text:p>
            <text:p><text:span text:style-name="T2">to exit</text:span></text:p>
          </draw:text-box>
        </draw:frame>
        <draw:frame draw:style-name="gr4" draw:text-style-name="P3" draw:layer="layout" svg:width="5.715cm" svg:height="1.725cm" svg:x="13.7cm" svg:y="10.525cm">
          <draw:text-box>
            <text:p><text:span text:style-name="T2">Current weather conditions</text:span></text:p>
          </draw:text-box>
        </draw:frame>
        <draw:custom-shape draw:style-name="gr5" draw:text-style-name="P1" xml:id="id7" draw:id="id7" draw:layer="layout" svg:width="5.715cm" svg:height="1.835cm" svg:x="13.7cm" svg:y="10.5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" draw:id="id9" draw:layer="layout" svg:width="4.445cm" svg:height="1.165cm" svg:x="13.7cm" svg:y="8.0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.7cm" svg:y1="11.513cm" svg:x2="11.025cm" svg:y2="9.955cm" draw:start-shape="id7" draw:start-glue-point="5" draw:end-shape="id8" svg:d="m13700 11513c-2007 0-670-1558-2675-1558">
          <text:p/>
        </draw:connector>
        <draw:connector draw:style-name="gr6" draw:text-style-name="P1" draw:layer="layout" draw:type="curve" svg:x1="13.7cm" svg:y1="8.673cm" svg:x2="8.302cm" svg:y2="8.62cm" draw:start-shape="id9" draw:start-glue-point="5" draw:end-shape="id10" draw:end-glue-point="0" svg:d="m13700 8673c-1429 0-1191-283-2183-489s-3215-333-3215 436">
          <text:p/>
        </draw:connector>
        <draw:connector draw:style-name="gr6" draw:text-style-name="P1" draw:layer="layout" draw:type="curve" svg:x1="13.7cm" svg:y1="15.005cm" svg:x2="10.995cm" svg:y2="13.8cm" draw:start-shape="id11" draw:start-glue-point="5" draw:end-shape="id12" draw:end-glue-point="7" svg:d="m13700 15005c-2028 0-676-1205-2705-1205">
          <text:p/>
        </draw:connector>
        <draw:frame draw:style-name="gr4" draw:text-style-name="P3" draw:layer="layout" svg:width="4.98cm" svg:height="2.462cm" svg:x="13.7cm" svg:y="13.7cm">
          <draw:text-box>
            <text:p><text:span text:style-name="T2">Several entries for a few next <text:s/>days</text:span></text:p>
          </draw:text-box>
        </draw:frame>
        <draw:custom-shape draw:style-name="gr5" draw:text-style-name="P1" xml:id="id11" draw:id="id11" draw:layer="layout" svg:width="5.08cm" svg:height="2.47cm" svg:x="13.7cm" svg:y="13.77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xml:id="id14" draw:id="id14" draw:layer="layout" svg:width="3.139cm" svg:height="1.27cm" svg:x="8.656cm" svg:y="13.7cm">
          <text:p text:style-name="P1"><text:span text:style-name="T1">Cur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6.314cm" svg:height="6.15cm" svg:x="5.481cm" svg:y="15.226cm">
          <text:p text:style-name="P1"><text:span text:style-name="T1">Foreca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7.619cm" svg:height="9.469cm" svg:x="4.811cm" svg:y="13.12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26cm" svg:height="0.988cm" svg:x="14.772cm" svg:y="21.455cm">
          <draw:text-box>
            <text:p><text:span text:style-name="T2">Exit button</text:span></text:p>
          </draw:text-box>
        </draw:frame>
        <draw:frame draw:style-name="gr4" draw:text-style-name="P4" draw:layer="layout" svg:width="5.715cm" svg:height="2.462cm" svg:x="13.7cm" svg:y="14.335cm">
          <draw:text-box>
            <text:p text:style-name="P1"><text:span text:style-name="T2">Re-use “current” from our weather app</text:span></text:p>
          </draw:text-box>
        </draw:frame>
        <draw:custom-shape draw:style-name="gr5" draw:text-style-name="P1" xml:id="id13" draw:id="id13" draw:layer="layout" svg:width="5.715cm" svg:height="2.47cm" svg:x="13.7cm" svg:y="14.13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" draw:id="id15" draw:layer="layout" svg:width="5.615cm" svg:height="0.635cm" svg:x="13.8cm" svg:y="21.5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.7cm" svg:y1="15.37cm" svg:x2="11.795cm" svg:y2="14.335cm" draw:start-shape="id13" draw:start-glue-point="5" draw:end-shape="id14" svg:d="m13700 15370c-1429 0-477-1035-1905-1035">
          <text:p/>
        </draw:connector>
        <draw:connector draw:style-name="gr6" draw:text-style-name="P1" draw:layer="layout" draw:type="curve" svg:x1="13.8cm" svg:y1="21.878cm" svg:x2="11.995cm" svg:y2="21.837cm" draw:start-shape="id15" draw:start-glue-point="5" draw:end-shape="id16" draw:end-glue-point="1" svg:d="m13800 21878c-1354 0-452-41-1805-41">
          <text:p/>
        </draw:connector>
        <draw:connector draw:style-name="gr6" draw:text-style-name="P1" draw:layer="layout" draw:type="curve" svg:x1="13.701cm" svg:y1="18.306cm" svg:x2="11.795cm" svg:y2="18.301cm" draw:start-shape="id17" draw:start-glue-point="5" draw:end-shape="id18" draw:end-glue-point="7" svg:d="m13701 18306c-1428 0-475-5-1906-5">
          <text:p/>
        </draw:connector>
        <draw:frame draw:style-name="gr4" draw:text-style-name="P4" draw:layer="layout" svg:width="5.714cm" svg:height="2.462cm" svg:x="13.701cm" svg:y="17.001cm">
          <draw:text-box>
            <text:p text:style-name="P1"><text:span text:style-name="T2">Re-use “forecast” from our weather app</text:span></text:p>
          </draw:text-box>
        </draw:frame>
        <draw:custom-shape draw:style-name="gr5" draw:text-style-name="P1" xml:id="id17" draw:id="id17" draw:layer="layout" svg:width="5.714cm" svg:height="2.47cm" svg:x="13.701cm" svg:y="17.07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3.139cm" svg:height="1.27cm" svg:x="5.445cm" svg:y="13.7cm">
          <text:p text:style-name="P1"><text:span text:style-name="T1">C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0.635cm" svg:height="0.635cm" svg:x="11.36cm" svg:y="21.52cm">
          <text:p text:style-name="P1"><text:span text:style-name="T1">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.7cm" svg:y1="12.713cm" svg:x2="7.014cm" svg:y2="13.7cm" draw:start-shape="id19" draw:start-glue-point="5" draw:end-shape="id20" draw:end-glue-point="0" svg:d="m13700 12713c-4458 0-6686 329-6686 987">
          <text:p/>
        </draw:connector>
        <draw:frame draw:style-name="gr4" draw:text-style-name="P4" draw:layer="layout" svg:width="5.715cm" svg:height="1.725cm" svg:x="13.7cm" svg:y="11.795cm">
          <draw:text-box>
            <text:p text:style-name="P1"><text:span text:style-name="T2">Re-use our clock application</text:span></text:p>
          </draw:text-box>
        </draw:frame>
        <draw:custom-shape draw:style-name="gr5" draw:text-style-name="P1" xml:id="id19" draw:id="id19" draw:layer="layout" svg:width="5.715cm" svg:height="1.835cm" svg:x="13.7cm" svg:y="11.7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0.635cm" svg:height="0.635cm" svg:x="5.445cm" svg:y="21.52cm">
          <text:p text:style-name="P1"><text:span text:style-name="T1">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409cm" svg:height="0.988cm" svg:x="14.372cm" svg:y="22.755cm">
          <draw:text-box>
            <text:p><text:span text:style-name="T2">Settings button</text:span></text:p>
          </draw:text-box>
        </draw:frame>
        <draw:custom-shape draw:style-name="gr5" draw:text-style-name="P1" xml:id="id21" draw:id="id21" draw:layer="layout" svg:width="5.615cm" svg:height="0.635cm" svg:x="13.8cm" svg:y="22.8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.8cm" svg:y1="23.178cm" svg:x2="5.762cm" svg:y2="22.155cm" draw:start-shape="id21" draw:start-glue-point="5" draw:end-shape="id22" draw:end-glue-point="2" svg:d="m13800 23178c-5359 0-8038-341-8038-1023">
          <text:p/>
        </draw:connector>
      </draw:page>
      <draw:page draw:name="page4" draw:style-name="dp1" draw:master-page-name="Default">
        <draw:custom-shape draw:style-name="gr1" draw:text-style-name="P2" xml:id="id24" draw:id="id24" draw:layer="layout" svg:width="6.314cm" svg:height="1.27cm" svg:x="5.481cm" svg:y="13.821cm">
          <text:p text:style-name="P1"><text:span text:style-name="T1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619cm" svg:height="9.469cm" svg:x="4.811cm" svg:y="13.12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473cm" svg:height="1.623cm" svg:x="14.372cm" svg:y="21.02cm">
          <draw:text-box>
            <text:p text:style-name="P1"><text:span text:style-name="T2">Save and close settings</text:span></text:p>
          </draw:text-box>
        </draw:frame>
        <draw:frame draw:style-name="gr8" draw:text-style-name="P4" draw:layer="layout" svg:width="5.715cm" svg:height="1.725cm" svg:x="13.64cm" svg:y="11.63cm">
          <draw:text-box>
            <text:p text:style-name="P1"><text:span text:style-name="T2">The name of the city</text:span></text:p>
          </draw:text-box>
        </draw:frame>
        <draw:custom-shape draw:style-name="gr5" draw:text-style-name="P1" xml:id="id23" draw:id="id23" draw:layer="layout" svg:width="5.715cm" svg:height="1.635cm" svg:x="13.64cm" svg:y="11.7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5" draw:id="id25" draw:layer="layout" svg:width="5.715cm" svg:height="1.475cm" svg:x="13.7cm" svg:y="21.0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.64cm" svg:y1="12.613cm" svg:x2="11.795cm" svg:y2="14.456cm" draw:start-shape="id23" draw:start-glue-point="5" draw:end-shape="id24" svg:d="m13640 12613c-1383 0-461 1843-1845 1843">
          <text:p/>
        </draw:connector>
        <draw:connector draw:style-name="gr6" draw:text-style-name="P1" draw:layer="layout" draw:type="curve" svg:x1="13.7cm" svg:y1="21.758cm" svg:x2="11.995cm" svg:y2="21.737cm" draw:start-shape="id25" draw:start-glue-point="5" draw:end-shape="id26" draw:end-glue-point="1" svg:d="m13700 21758c-1279 0-427-21-1705-21">
          <text:p/>
        </draw:connector>
        <draw:connector draw:style-name="gr6" draw:text-style-name="P1" draw:layer="layout" draw:type="curve" svg:x1="13.701cm" svg:y1="19.106cm" svg:x2="11.759cm" svg:y2="19.097cm" draw:start-shape="id27" draw:start-glue-point="5" draw:end-shape="id28" draw:end-glue-point="1" svg:d="m13701 19106c-1455 0-484-9-1942-9">
          <text:p/>
        </draw:connector>
        <draw:frame draw:style-name="gr4" draw:text-style-name="P4" draw:layer="layout" svg:width="4.479cm" svg:height="1.725cm" svg:x="14.301cm" svg:y="18.201cm">
          <draw:text-box>
            <text:p text:style-name="P1"><text:span text:style-name="T2">Some space for other settings</text:span></text:p>
          </draw:text-box>
        </draw:frame>
        <draw:custom-shape draw:style-name="gr5" draw:text-style-name="P1" xml:id="id27" draw:id="id27" draw:layer="layout" svg:width="5.714cm" svg:height="2.47cm" svg:x="13.701cm" svg:y="17.87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6.314cm" svg:height="1.27cm" svg:x="5.481cm" svg:y="15.605cm">
          <text:p text:style-name="P1"><text:span text:style-name="T1">Update interv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0.835cm" svg:height="0.835cm" svg:x="11.16cm" svg:y="21.32cm">
          <text:p text:style-name="P1"><text:span text:style-name="T1">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.7cm" svg:y1="15.647cm" svg:x2="11.795cm" svg:y2="16.24cm" draw:start-shape="id29" draw:start-glue-point="5" draw:end-shape="id30" draw:end-glue-point="1" svg:d="m13700 15647c-1428 0-476 593-1905 593">
          <text:p/>
        </draw:connector>
        <draw:frame draw:style-name="gr4" draw:text-style-name="P4" draw:layer="layout" svg:width="5.715cm" svg:height="2.462cm" svg:x="13.7cm" svg:y="14.025cm">
          <draw:text-box>
            <text:p text:style-name="P1"><text:span text:style-name="T2">Update interval of the weather data in minutes</text:span></text:p>
          </draw:text-box>
        </draw:frame>
        <draw:custom-shape draw:style-name="gr5" draw:text-style-name="P1" xml:id="id29" draw:id="id29" draw:layer="layout" svg:width="5.715cm" svg:height="3.105cm" svg:x="13.7cm" svg:y="14.0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6.314cm" svg:height="3.175cm" svg:x="5.445cm" svg:y="17.51cm">
          <text:p text:style-name="P1"><text:span text:style-name="T1">Other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di </meta:initial-creator>
    <meta:creation-date>2011-08-29T14:47:44</meta:creation-date>
    <dc:date>2012-03-19T13:17:39</dc:date>
    <meta:editing-duration>PT6H36M46S</meta:editing-duration>
    <meta:editing-cycles>42</meta:editing-cycles>
    <meta:generator>LibreOffice/3.4$Unix LibreOffice_project/340m1$Build-402</meta:generator>
    <meta:document-statistic meta:object-count="63"/>
  </office:meta>
</office:document-meta>
</file>